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
            <text:p>TransportProgressStatus</text:p>
          </table:table-cell>
          <table:table-cell table:style-name="ce7" office:value-type="string" office:string-value="Transport Progress Status. Details">
            <text:p>Transport Progress Status. Details</text:p>
          </table:table-cell>
          <table:table-cell table:style-name="ce7" office:value-type="string" office:string-value=""/>
          <table:table-cell table:style-name="ce7" office:value-type="string" office:string-value="Transport Progress Status">
            <text:p>Transport Progress Status</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sent from a Transportation Network Manager to a Transport Service Provider giving the status of the whereabouts and schedule of the transport means involved in a transport service.">
            <text:p>A document sent from a Transportation Network Manager to a Transport Service Provider giving the status of the whereabouts and schedule of the transport means involved in a transport service.</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Transport Progress Status. UBL Version Identifier. Identifier">
            <text:p>Transport Progress Status. UBL Version Identifier. Identifier</text:p>
          </table:table-cell>
          <table:table-cell table:style-name="ce8" office:value-type="string" office:string-value=""/>
          <table:table-cell office:value-type="string" table:style-name="ce8" office:string-value="Transport Progress Status">
            <text:p>Transport Progress Status</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Transport Progress Status. Customization Identifier. Identifier">
            <text:p>Transport Progress Status. Customization Identifier. Identifier</text:p>
          </table:table-cell>
          <table:table-cell table:style-name="ce8" office:value-type="string" office:string-value=""/>
          <table:table-cell office:value-type="string" table:style-name="ce8" office:string-value="Transport Progress Status">
            <text:p>Transport Progress Status</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Transport Progress Status. Profile Identifier. Identifier">
            <text:p>Transport Progress Status. Profile Identifier. Identifier</text:p>
          </table:table-cell>
          <table:table-cell table:style-name="ce8" office:value-type="string" office:string-value=""/>
          <table:table-cell office:value-type="string" table:style-name="ce8" office:string-value="Transport Progress Status">
            <text:p>Transport Progress Status</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Transport Progress Status. Profile Execution Identifier. Identifier">
            <text:p>Transport Progress Status. Profile Execution Identifier. Identifier</text:p>
          </table:table-cell>
          <table:table-cell table:style-name="ce8" office:value-type="string" office:string-value=""/>
          <table:table-cell office:value-type="string" table:style-name="ce8" office:string-value="Transport Progress Status">
            <text:p>Transport Progress Status</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Transport Progress Status. Identifier">
            <text:p>Transport Progress Status. Identifier</text:p>
          </table:table-cell>
          <table:table-cell table:style-name="ce8" office:value-type="string" office:string-value=""/>
          <table:table-cell office:value-type="string" table:style-name="ce8" office:string-value="Transport Progress Status">
            <text:p>Transport Progress Status</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Transport Progress Status. Copy_ Indicator. Indicator">
            <text:p>Transport Progress Status. Copy_ Indicator. Indicator</text:p>
          </table:table-cell>
          <table:table-cell table:style-name="ce8" office:value-type="string" office:string-value=""/>
          <table:table-cell office:value-type="string" table:style-name="ce8" office:string-value="Transport Progress Status">
            <text:p>Transport Progress Status</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Transport Progress Status. UUID. Identifier">
            <text:p>Transport Progress Status. UUID. Identifier</text:p>
          </table:table-cell>
          <table:table-cell table:style-name="ce8" office:value-type="string" office:string-value=""/>
          <table:table-cell office:value-type="string" table:style-name="ce8" office:string-value="Transport Progress Status">
            <text:p>Transport Progress Status</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Transport Progress Status. Issue Date. Date">
            <text:p>Transport Progress Status. Issue Date. Date</text:p>
          </table:table-cell>
          <table:table-cell table:style-name="ce8" office:value-type="string" office:string-value=""/>
          <table:table-cell office:value-type="string" table:style-name="ce8" office:string-value="Transport Progress Status">
            <text:p>Transport Progress Status</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Transport Progress Status. Issue Time. Time">
            <text:p>Transport Progress Status. Issue Time. Time</text:p>
          </table:table-cell>
          <table:table-cell table:style-name="ce8" office:value-type="string" office:string-value=""/>
          <table:table-cell office:value-type="string" table:style-name="ce8" office:string-value="Transport Progress Status">
            <text:p>Transport Progress Status</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Transport Progress Status. Note. Text">
            <text:p>Transport Progress Status. Note. Text</text:p>
          </table:table-cell>
          <table:table-cell table:style-name="ce8" office:value-type="string" office:string-value=""/>
          <table:table-cell office:value-type="string" table:style-name="ce8" office:string-value="Transport Progress Status">
            <text:p>Transport Progress Status</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tatusAvailableIndicator">
            <text:p>StatusAvailableIndicator</text:p>
          </table:table-cell>
          <table:table-cell office:value-type="string" table:style-name="ce8" office:string-value="Transport Progress Status. Status Available_ Indicator. Indicator">
            <text:p>Transport Progress Status. Status Available_ Indicator. Indicator</text:p>
          </table:table-cell>
          <table:table-cell table:style-name="ce8" office:value-type="string" office:string-value=""/>
          <table:table-cell office:value-type="string" table:style-name="ce8" office:string-value="Transport Progress Status">
            <text:p>Transport Progress Status</text:p>
          </table:table-cell>
          <table:table-cell office:value-type="string" table:style-name="ce8" office:string-value="Status Available">
            <text:p>Status Available</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13]&lt;&gt;&quot;&quot;;CONCATENATE([.F13];&quot; &quot;;[.G13]);[.G13])"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13]&lt;&gt;&quot;&quot;;CONCATENATE([.J13];&quot;_ &quot;;[.I13];&quot;. Type&quot;);CONCATENATE([.I13];&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ransport progress information is available.">
            <text:p>Indicates whether transport progress information is availabl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9" office:value-type="string" office:string-value="Transport Progress Status. Signature">
            <text:p>Transport Progress Status. Signature</text:p>
          </table:table-cell>
          <table:table-cell table:style-name="ce9" office:value-type="string" office:string-value=""/>
          <table:table-cell table:style-name="ce9" office:value-type="string" office:string-value="Transport Progress Status">
            <text:p>Transport Progress Statu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4]"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9" office:value-type="string" office:string-value="Transport Progress Status. Sender_ Party. Party">
            <text:p>Transport Progress Status. Sender_ Party. Party</text:p>
          </table:table-cell>
          <table:table-cell table:style-name="ce9" office:value-type="string" office:string-value=""/>
          <table:table-cell table:style-name="ce9" office:value-type="string" office:string-value="Transport Progress Status">
            <text:p>Transport Progress Status</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5]"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sending the Transport Progress Status.">
            <text:p>The party sending the Transport Progress Statu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9" office:value-type="string" office:string-value="Transport Progress Status. Receiver_ Party. Party">
            <text:p>Transport Progress Status. Receiver_ Party. Party</text:p>
          </table:table-cell>
          <table:table-cell table:style-name="ce9" office:value-type="string" office:string-value=""/>
          <table:table-cell table:style-name="ce9" office:value-type="string" office:string-value="Transport Progress Status">
            <text:p>Transport Progress Status</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e Transport Progress Status.">
            <text:p>The party receiving the Transport Progress Statu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ourceIssuerParty">
            <text:p>SourceIssuerParty</text:p>
          </table:table-cell>
          <table:table-cell table:style-name="ce9" office:value-type="string" office:string-value="Transport Progress Status. Source Issuer_ Party. Party">
            <text:p>Transport Progress Status. Source Issuer_ Party. Party</text:p>
          </table:table-cell>
          <table:table-cell table:style-name="ce9" office:value-type="string" office:string-value=""/>
          <table:table-cell table:style-name="ce9" office:value-type="string" office:string-value="Transport Progress Status">
            <text:p>Transport Progress Status</text:p>
          </table:table-cell>
          <table:table-cell table:style-name="ce9" office:value-type="string" office:string-value="Source Issuer">
            <text:p>Source Issu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that is the source of the Transport Progress Status.">
            <text:p>The party that is the source of the Transport Progress Statu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ProgressStatusRequestDocumentReference">
            <text:p>TransportProgressStatusRequestDocumentReference</text:p>
          </table:table-cell>
          <table:table-cell table:style-name="ce9" office:value-type="string" office:string-value="Transport Progress Status. Transport Progress Status Request_ Document Reference. Document Reference">
            <text:p>Transport Progress Status. Transport Progress Status Request_ Document Reference. Document Reference</text:p>
          </table:table-cell>
          <table:table-cell table:style-name="ce9" office:value-type="string" office:string-value=""/>
          <table:table-cell table:style-name="ce9" office:value-type="string" office:string-value="Transport Progress Status">
            <text:p>Transport Progress Status</text:p>
          </table:table-cell>
          <table:table-cell table:style-name="ce9" office:value-type="string" office:string-value="Transport Progress Status Request">
            <text:p>Transport Progress Status Request</text:p>
          </table:table-cell>
          <table:table-cell table:style-name="ce9" office:value-type="string" office:string-value=""/>
          <table:table-cell table:style-name="ce9" office:value-type="string" office:string-value=""/>
          <table:table-cell table:style-name="ce9" table:formula="of:=[.M18]"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the Transport Progress Status Request document to which this status report is a response.">
            <text:p>A reference to the Transport Progress Status Request document to which this status report is a respon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Means">
            <text:p>TransportMeans</text:p>
          </table:table-cell>
          <table:table-cell table:style-name="ce9" office:value-type="string" office:string-value="Transport Progress Status. Transport Means">
            <text:p>Transport Progress Status. Transport Means</text:p>
          </table:table-cell>
          <table:table-cell table:style-name="ce9" office:value-type="string" office:string-value=""/>
          <table:table-cell table:style-name="ce9" office:value-type="string" office:string-value="Transport Progress Status">
            <text:p>Transport Progress Statu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Transport Means">
            <text:p>Transport Means</text:p>
          </table:table-cell>
          <table:table-cell table:style-name="ce9" office:value-type="string" office:string-value="Transport Means">
            <text:p>Transport Mean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nsport Means">
            <text:p>Transport Means</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transport means by which the current transport service is effectuated.">
            <text:p>The transport means by which the current transport service is effectua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Schedule">
            <text:p>TransportSchedule</text:p>
          </table:table-cell>
          <table:table-cell table:style-name="ce9" office:value-type="string" office:string-value="Transport Progress Status. Transport Schedule">
            <text:p>Transport Progress Status. Transport Schedule</text:p>
          </table:table-cell>
          <table:table-cell table:style-name="ce9" office:value-type="string" office:string-value=""/>
          <table:table-cell table:style-name="ce9" office:value-type="string" office:string-value="Transport Progress Status">
            <text:p>Transport Progress Statu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Transport Schedule">
            <text:p>Transport Schedule</text:p>
          </table:table-cell>
          <table:table-cell table:style-name="ce9" office:value-type="string" office:string-value="Transport Schedule">
            <text:p>Transport Schedul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nsport Schedule">
            <text:p>Transport Schedul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Describes the status and schedule of the transport means operating the transport service as well as the current location of the transport means.">
            <text:p>Describes the status and schedule of the transport means operating the transport service as well as the current location of the transport mean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